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095202"/>
    </style:style>
    <style:style style:name="P3" style:family="paragraph" style:parent-style-name="Text_20_body" style:list-style-name="L1">
      <style:paragraph-properties fo:text-align="start" style:justify-single-word="false"/>
      <style:text-properties officeooo:paragraph-rsid="000d7e17"/>
    </style:style>
    <style:style style:name="P4" style:family="paragraph" style:parent-style-name="Text_20_body">
      <style:paragraph-properties fo:text-align="start" style:justify-single-word="false"/>
      <style:text-properties officeooo:paragraph-rsid="000d7e17"/>
    </style:style>
    <style:style style:name="P5" style:family="paragraph" style:parent-style-name="Text_20_body" style:list-style-name="L3">
      <style:paragraph-properties fo:text-align="start" style:justify-single-word="false"/>
      <style:text-properties officeooo:paragraph-rsid="000d7e17"/>
    </style:style>
    <style:style style:name="P6" style:family="paragraph" style:parent-style-name="Text_20_body">
      <style:paragraph-properties fo:text-align="start" style:justify-single-word="false"/>
      <style:text-properties officeooo:rsid="00095202" officeooo:paragraph-rsid="00095202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095202" officeooo:paragraph-rsid="00095202" style:font-weight-asian="bold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fo:font-style="normal" officeooo:rsid="000a3d96" officeooo:paragraph-rsid="000d7e17" style:font-style-asian="normal" style:font-style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fo:font-style="normal" officeooo:rsid="000b9a2c" officeooo:paragraph-rsid="000d7e17" style:font-style-asian="normal" style:font-style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fo:font-style="normal" officeooo:rsid="000c5d1a" officeooo:paragraph-rsid="000d7e17" style:font-style-asian="normal" style:font-style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fo:font-style="normal" officeooo:rsid="000c6a2a" officeooo:paragraph-rsid="000d7e17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style:font-name="sans-serif" fo:font-size="13.5pt" officeooo:paragraph-rsid="000d7e17"/>
    </style:style>
    <style:style style:name="P13" style:family="paragraph" style:parent-style-name="Text_20_body">
      <style:paragraph-properties fo:text-align="start" style:justify-single-word="false"/>
      <style:text-properties officeooo:rsid="000d7e17" officeooo:paragraph-rsid="000d7e17"/>
    </style:style>
    <style:style style:name="P14" style:family="paragraph" style:parent-style-name="Text_20_body" style:list-style-name="L3">
      <style:paragraph-properties fo:text-align="start" style:justify-single-word="false"/>
      <style:text-properties officeooo:rsid="000d7e17" officeooo:paragraph-rsid="000d7e17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fo:font-style="italic" officeooo:rsid="000a3d96" style:font-style-asian="italic" style:font-style-complex="italic"/>
    </style:style>
    <style:style style:name="T3" style:family="text">
      <style:text-properties style:font-name="sans-serif" fo:font-size="13.5pt" fo:font-style="italic" officeooo:rsid="000d7e17" style:font-style-asian="italic" style:font-style-complex="italic"/>
    </style:style>
    <style:style style:name="T4" style:family="text">
      <style:text-properties style:font-name="sans-serif" fo:font-size="13.5pt" officeooo:rsid="00095202"/>
    </style:style>
    <style:style style:name="T5" style:family="text">
      <style:text-properties style:font-name="sans-serif" fo:font-size="13.5pt" fo:font-style="normal" officeooo:rsid="000a3d96" style:font-style-asian="normal" style:font-style-complex="normal"/>
    </style:style>
    <style:style style:name="T6" style:family="text">
      <style:text-properties style:font-name="sans-serif" fo:font-size="13.5pt" fo:font-style="normal" officeooo:rsid="000c6a2a" style:font-style-asian="normal" style:font-style-complex="normal"/>
    </style:style>
    <style:style style:name="T7" style:family="text">
      <style:text-properties style:font-name="sans-serif" fo:font-size="13.5pt" fo:font-style="normal" officeooo:rsid="000d7e17" style:font-style-asian="normal" style:font-style-complex="normal"/>
    </style:style>
    <style:style style:name="T8" style:family="text">
      <style:text-properties style:font-name="sans-serif" fo:font-size="13.5pt" fo:font-style="normal" officeooo:rsid="000b9a2c" style:font-style-asian="normal" style:font-style-complex="normal"/>
    </style:style>
    <style:style style:name="T9" style:family="text">
      <style:text-properties style:font-name="sans-serif" fo:font-size="13.5pt" fo:font-style="normal" officeooo:rsid="000c5d1a" style:font-style-asian="normal" style:font-style-complex="normal"/>
    </style:style>
    <style:style style:name="T10" style:family="text">
      <style:text-properties style:font-name="sans-serif" fo:font-size="13.5pt" fo:font-style="normal" fo:font-weight="bold" officeooo:rsid="000d7e17" style:font-style-asian="normal" style:font-weight-asian="bold" style:font-style-complex="normal" style:font-weight-complex="bold"/>
    </style:style>
    <style:style style:name="T11" style:family="text">
      <style:text-properties style:font-name="sans-serif" fo:font-size="13.5pt" fo:font-style="normal" fo:font-weight="bold" officeooo:rsid="000c6a2a" style:font-style-asian="normal" style:font-weight-asian="bold" style:font-style-complex="normal" style:font-weight-complex="bold"/>
    </style:style>
    <style:style style:name="T12" style:family="text">
      <style:text-properties style:font-name="sans-serif" fo:font-size="13.5pt" style:text-underline-style="solid" style:text-underline-width="auto" style:text-underline-color="font-color" officeooo:rsid="000a3d96"/>
    </style:style>
    <style:style style:name="T13" style:family="text">
      <style:text-properties style:font-name="sans-serif" fo:font-size="13.5pt" officeooo:rsid="000c6a2a"/>
    </style:style>
    <style:style style:name="T14" style:family="text">
      <style:text-properties style:font-name="sans-serif" fo:font-size="13.5pt" officeooo:rsid="000d7e17"/>
    </style:style>
    <style:style style:name="T15" style:family="text">
      <style:text-properties style:font-name="sans-serif" fo:font-size="13.5pt" fo:font-weight="bold" officeooo:rsid="00095202" style:font-weight-asian="bold" style:font-weight-complex="bold"/>
    </style:style>
    <style:style style:name="T16" style:family="text">
      <style:text-properties fo:font-style="normal" fo:font-weight="bold" officeooo:rsid="000c6a2a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0d7e17" style:font-style-asian="normal" style:font-weight-asian="bold" style:font-style-complex="normal" style:font-weight-complex="bold"/>
    </style:style>
    <style:style style:name="T18" style:family="text">
      <style:text-properties officeooo:rsid="000d7e17"/>
    </style:style>
    <style:style style:name="T19" style:family="text">
      <style:text-properties fo:font-variant="normal" fo:text-transform="none" fo:color="#dcddde" loext:opacity="100%" style:font-name="sans-serif" fo:font-size="13.5pt" fo:letter-spacing="normal" fo:font-style="normal" fo:font-weight="normal"/>
    </style:style>
    <style:style style:name="T20" style:family="text">
      <style:text-properties fo:font-variant="normal" fo:text-transform="none" fo:color="#dcddde" loext:opacity="100%" style:font-name="sans-serif" fo:font-size="13.5pt" fo:letter-spacing="normal" fo:font-style="normal" fo:font-weight="normal" officeooo:rsid="000d7e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pecifikace</text:span> <text:span text:style-name="T1">zadání a uživatelských</text:span><text:line-break/><text:span text:style-name="T1">požadavků</text:span></text:h>
      <text:h text:style-name="Heading_20_3" text:outline-level="3"/>
      <text:h text:style-name="Heading_20_3" text:outline-level="3">Téma<text:span text:style-name="T18">(doplnit)</text:span></text:h>
      <text:p text:style-name="Text_20_body"/>
      <text:p text:style-name="P4"><text:span text:style-name="T14">Projekt ITU – 2021</text:span></text:p>
      <text:p text:style-name="P4"><text:span text:style-name="T14">Tým:</text:span></text:p>
      <text:list xml:id="list3672418187" text:style-name="L3">
        <text:list-item>
          <text:p text:style-name="P14"><text:span text:style-name="T1">Filip Solich(xsolich00)</text:span></text:p>
        </text:list-item>
        <text:list-item>
          <text:p text:style-name="P14"><text:span text:style-name="T1">Marek Sechra(xsechr00)</text:span></text:p>
        </text:list-item>
        <text:list-item>
          <text:p text:style-name="P5"><text:span text:style-name="T14">Vasil Poposkij(xpopos00)</text:span></text:p>
        </text:list-item>
      </text:list>
      <text:p text:style-name="P13"><text:span text:style-name="T1"><text:tab/></text:span></text:p>
      <text:p text:style-name="P2"><text:span text:style-name="T15">1. návrh:</text:span></text:p>
      <text:p text:style-name="P6"><text:span text:style-name="T1"><text:tab/></text:span><text:span text:style-name="T13">Analýza</text:span></text:p>
      <text:p text:style-name="P6"><text:span text:style-name="T13"><text:tab/>Návrh:</text:span></text:p>
      <text:p text:style-name="P6"><text:span text:style-name="T1"/></text:p>
      <text:p text:style-name="P7"><text:span text:style-name="T1">2. návrh:</text:span></text:p>
      <text:p text:style-name="P6"><text:span text:style-name="T1"><text:tab/></text:span><text:span text:style-name="T13">Analýza:</text:span></text:p>
      <text:p text:style-name="P6"><text:span text:style-name="T13"><text:tab/>Návrh:</text:span></text:p>
      <text:p text:style-name="P6"><text:span text:style-name="T1"/></text:p>
      <text:p text:style-name="P7"><text:span text:style-name="T1">3 návrh </text:span><text:span text:style-name="T12">Kalendář</text:span><text:span text:style-name="T1">:</text:span></text:p>
      <text:p text:style-name="P2"><text:span text:style-name="T4"><text:tab/></text:span><text:span text:style-name="T6">Analýza:</text:span></text:p>
      <text:p text:style-name="P2"><text:span text:style-name="T6"><text:tab/><text:tab/>Analyzovaný objekt: Google Kalendář (webová aplikace).</text:span></text:p>
      <text:p text:style-name="P2"><text:span text:style-name="T6"><text:tab/><text:tab/>Nalezení nedostatků při vytváření událostí během různých <text:tab/><text:tab/>scénářů. Vytvoření dotazníku, zjištění počtu uživatelů a <text:tab/><text:tab/><text:tab/>jejich nároky. Osobní setkání s typickým uživatelem <text:tab/><text:tab/><text:tab/><text:tab/>kalendáře, sledování při používání aplikace a diskuse.</text:span></text:p>
      <text:p text:style-name="P4"><text:span text:style-name="T6"><text:tab/><text:tab/></text:span><text:span text:style-name="T2">identifikované</text:span><text:span text:style-name="T3"> potíže:</text:span></text:p>
      <text:list xml:id="list3689429811" text:style-name="L1">
        <text:list-item>
          <text:p text:style-name="P3"><text:span text:style-name="T5">Omezená paleta barev pro události. </text:span><text:span text:style-name="T8">Nelze si nastavit <text:tab/><text:tab/><text:tab/>svojí vlastní barvu nebo přidání další.</text:span></text:p>
        </text:list-item>
        <text:list-item>
          <text:p text:style-name="P8"><text:span text:style-name="T1">Složité volení událostí pro sudý/lichý týden.</text:span></text:p>
        </text:list-item>
        <text:list-item>
          <text:p text:style-name="P8"><text:soft-page-break/><text:span text:style-name="T1">Implicitně nelze vidět jaký je týden v roce.</text:span></text:p>
        </text:list-item>
        <text:list-item>
          <text:p text:style-name="P8"><text:span text:style-name="T1">Při větším počtu událostí v jeden den nevidíme všechny, pokud se díváme na celý měsíc.</text:span></text:p>
        </text:list-item>
        <text:list-item>
          <text:p text:style-name="P9"><text:span text:style-name="T1">Při nastavení události opakovaně se nám nastaví automaticky do konce věků, špatná přehlednost u nastavování intervalu opakovaní událostí.</text:span></text:p>
        </text:list-item>
        <text:list-item>
          <text:p text:style-name="P9"><text:span text:style-name="T1">Neintuitivní vyhledávání pomocí lupy.</text:span></text:p>
        </text:list-item>
        <text:list-item>
          <text:p text:style-name="P9"><text:span text:style-name="T1">Komplikované přepínání let </text:span></text:p>
        </text:list-item>
        <text:list-item>
          <text:p text:style-name="P10"><text:span text:style-name="T1">Při delších názvech událostí mohou události ze sousedních dnů splývat.</text:span></text:p>
        </text:list-item>
        <text:list-item>
          <text:p text:style-name="P11"><text:span text:style-name="T14">Nemožnost si nastavení vlastního pozadí</text:span></text:p>
        </text:list-item>
      </text:list>
      <text:p text:style-name="P2"><text:span text:style-name="T6"><text:tab/>Návrh:</text:span></text:p>
      <text:p text:style-name="P4"><text:span text:style-name="T6"><text:tab/><text:tab/></text:span><text:span text:style-name="T9">Při návrhu nového kalendáře by měla aplikace působit <text:tab/><text:tab/><text:tab/>jednoduše a přívětivě. </text:span><text:span text:style-name="T6">Neměla by zapadnout do složitostí a <text:tab/><text:tab/>nezapomenout, že hlavním úkolem kalendáře je schopnost <text:tab/><text:tab/>jednoduše zaznamenat událost či akci. Zároveň by měla <text:tab/><text:tab/><text:tab/>umožnit uživateli volnost v nastavování událostí, barev, <text:tab/><text:tab/><text:tab/>pozadí.</text:span></text:p>
      <text:p text:style-name="P2"><text:span text:style-name="T6"/></text:p>
      <text:p text:style-name="P2"><text:span text:style-name="T10">D</text:span><text:span text:style-name="T11">ůvod vybrání tématu týmem:</text:span></text:p>
      <text:p text:style-name="P2"><text:span text:style-name="T11"><text:tab/></text:span></text:p>
      <text:p text:style-name="P12"><text:span text:style-name="T17">A</text:span><text:span text:style-name="T16">nalýz</text:span><text:span text:style-name="T17">a</text:span><text:span text:style-name="T16"> uživatele:</text:span></text:p>
      <text:p text:style-name="P12"><text:span text:style-name="T16"/></text:p>
      <text:p text:style-name="P12"><text:span text:style-name="T17">P</text:span><text:span text:style-name="T16">otřeby uživatele:</text:span></text:p>
      <text:p text:style-name="P12"><text:span text:style-name="T16"/></text:p>
      <text:p text:style-name="P12"><text:span text:style-name="T17">N</text:span><text:span text:style-name="T16">ávrh zadání:</text:span></text:p>
      <text:p text:style-name="P12"><text:span text:style-name="T16"/></text:p>
      <text:p text:style-name="P12"><text:span text:style-name="T16">návrh řešení: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56:47.790216001</meta:creation-date>
    <dc:date>2021-10-02T21:06:46.506859075</dc:date>
    <meta:editing-duration>PT13M47S</meta:editing-duration>
    <meta:editing-cycles>1</meta:editing-cycles>
    <meta:document-statistic meta:table-count="0" meta:image-count="0" meta:object-count="0" meta:page-count="2" meta:paragraph-count="36" meta:word-count="212" meta:character-count="1526" meta:non-whitespace-character-count="1315"/>
    <meta:generator>LibreOffice/7.0.6.2$Linux_X86_64 LibreOffice_project/00$Build-2</meta:generator>
  </office:meta>
</office:document-meta>
</file>